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0.68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end"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5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24" style:family="table-cell" style:parent-style-name="Default" style:data-style-name="N129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29">
      <style:table-cell-properties fo:border-bottom="none" fo:background-color="#ffff00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29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in"/>
    </style:style>
    <style:style style:name="ce29" style:family="table-cell" style:parent-style-name="Excel_20_Built-in_20_Percent" style:data-style-name="N125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0" style:family="table-cell" style:parent-style-name="Default" style:data-style-name="N129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1" style:family="table-cell" style:parent-style-name="Default" style:data-style-name="N129">
      <style:table-cell-properties fo:border-bottom="none" fo:background-color="#ffff00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3" style:family="table-cell" style:parent-style-name="Default" style:data-style-name="N129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4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46" style:family="table-cell" style:parent-style-name="Default" style:data-style-name="N1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5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129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29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29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end" fo:margin-left="0in"/>
    </style:style>
    <style:style style:name="ce53" style:family="table-cell" style:parent-style-name="Default" style:data-style-name="N129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5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in"/>
    </style:style>
    <style:style style:name="ce55" style:family="table-cell" style:parent-style-name="Excel_20_Built-in_20_Percen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2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5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2" table:number-rows-spanned="1">
            <text:p>Avícola Rico Pollo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eporte de Ingresos Netos Promedios Mensuales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number-columns-repeated="3"/>
          <table:table-cell table:style-name="ce21" office:value-type="string" calcext:value-type="string">
            <text:p>Desde:</text:p>
          </table:table-cell>
          <table:table-cell table:style-name="ce36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/>
          <table:table-cell table:style-name="ce21" office:value-type="string" calcext:value-type="string">
            <text:p>Hasta:</text:p>
          </table:table-cell>
          <table:table-cell table:style-name="ce36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/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1"/>
          <table:table-cell table:style-name="ce2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2" table:number-rows-spanned="1">
            <text:p>%</text:p>
          </table:table-cell>
          <table:covered-table-cell/>
          <table:table-cell office:value-type="string" calcext:value-type="string">
            <text:p><text:a xlink:href="python://for%20each=%22market%20in%20get_market(data['form'])%22" xlink:type="simple">market</text:a></text:p>
          </table:table-cell>
          <table:table-cell table:style-name="ce22" office:value-type="string" calcext:value-type="string" table:number-columns-spanned="2" table:number-rows-spanned="1">
            <text:p><text:a xlink:href="python://get_total_market(data['form'])['amount']%20and%20round(market['amount']%20/get_total_market(data['form'])['amount']%20*%20100,2)%20or%20''" xlink:type="simple">%</text:a>%</text:p>
          </table:table-cell>
          <table:covered-table-cell table:style-name="ce37"/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47" office:value-type="string" calcext:value-type="string" table:number-columns-spanned="2" table:number-rows-spanned="1">
            <text:p>&lt;&lt; <text:s/>100% Ventas Tot.</text:p>
          </table:table-cell>
          <table:covered-table-cell table:style-name="ce47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Market</text:p>
          </table:table-cell>
          <table:covered-table-cell/>
          <table:table-cell office:value-type="string" calcext:value-type="string">
            <text:p><text:a xlink:href="python://for%20each=%22market%20in%20get_market(data['form'])%22" xlink:type="simple">market</text:a></text:p>
          </table:table-cell>
          <table:table-cell table:style-name="ce23" office:value-type="string" calcext:value-type="string" table:number-columns-spanned="2" table:number-rows-spanned="1">
            <text:p><text:a xlink:href="python://market['name']%20or%20''" xlink:type="simple">market['name'] or ''</text:a></text:p>
          </table:table-cell>
          <table:covered-table-cell table:style-name="ce37"/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48" office:value-type="string" calcext:value-type="string" table:number-columns-spanned="2" table:number-rows-spanned="1">
            <text:p>Totales</text:p>
          </table:table-cell>
          <table:covered-table-cell table:style-name="ce5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Ventas Totales (mes)</text:p>
          </table:table-cell>
          <table:covered-table-cell table:style-name="ce13"/>
          <table:table-cell office:value-type="string" calcext:value-type="string">
            <text:p><text:a xlink:href="python://for%20each=%22market%20in%20get_market(data['form'])%22" xlink:type="simple">market</text:a></text:p>
          </table:table-cell>
          <table:table-cell table:style-name="ce24" office:value-type="string" calcext:value-type="string">
            <text:p><text:a xlink:href="python://market['amount']" xlink:type="simple">amount</text:a></text:p>
          </table:table-cell>
          <table:table-cell table:style-name="ce38" office:value-type="percentage" office:value="1" calcext:value-type="percentage">
            <text:p>100%</text:p>
          </table:table-cell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49" office:value-type="string" calcext:value-type="string">
            <text:p><text:a xlink:href="python://get_total_market(data['form'])['amount']" xlink:type="simple">total</text:a></text:p>
          </table:table-cell>
          <table:table-cell table:style-name="ce38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Contribución Total (Vtas-Co)</text:p>
          </table:table-cell>
          <table:covered-table-cell table:style-name="ce13"/>
          <table:table-cell office:value-type="string" calcext:value-type="string">
            <text:p><text:a xlink:href="python://for%20each=%22cost%20in%20get_cost_of_market(data['form'])%22" xlink:type="simple">cost</text:a></text:p>
          </table:table-cell>
          <table:table-cell table:style-name="ce24" office:value-type="string" calcext:value-type="string">
            <text:p><text:a xlink:href="python://cost['total']" xlink:type="simple">total</text:a></text:p>
          </table:table-cell>
          <table:table-cell table:style-name="ce38" office:value-type="string" calcext:value-type="string">
            <text:p><text:a xlink:href="python://cost['amount']%20and%20round(cost['total']/cost['amount']*100,2)%20or%20''" xlink:type="simple">%</text:a>%</text:p>
          </table:table-cell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50" office:value-type="string" calcext:value-type="string">
            <text:p><text:a xlink:href="python://get_cost_total(data['form'])['amount']%20or%200" xlink:type="simple">cost</text:a></text:p>
          </table:table-cell>
          <table:table-cell table:style-name="ce57" office:value-type="string" calcext:value-type="string">
            <text:p><text:a xlink:href="python://get_total_market(data['form'])['amount']%20and%20round(get_cost_total(data['form'])['amount']/get_total_market(data['form'])['amount']*100,2)%20or%200" xlink:type="simple">%</text:a>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python://for%20each=%22prod%20in%20get_product(data['form'])%22" xlink:type="simple">product</text:a></text:p>
          </table:table-cell>
          <table:table-cell table:style-name="ce13"/>
          <table:table-cell/>
          <table:table-cell table:style-name="ce24"/>
          <table:table-cell table:style-name="ce38"/>
          <table:table-cell table:style-name="ce6"/>
          <table:table-cell table:style-name="ce51"/>
          <table:table-cell table:style-name="ce57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2" table:number-rows-spanned="1">
            <text:p><text:a xlink:href="python://prod['name']" xlink:type="simple">name prod</text:a></text:p>
          </table:table-cell>
          <table:covered-table-cell table:style-name="ce14"/>
          <table:table-cell office:value-type="string" calcext:value-type="string">
            <text:p><text:a xlink:href="python://for%20each=%22data%20in%20get_market_product(data['form'],prod)%22" xlink:type="simple">data</text:a></text:p>
          </table:table-cell>
          <table:table-cell table:style-name="ce25" office:value-type="string" calcext:value-type="string">
            <text:p><text:a xlink:href="python://data['amount_prod']%20or%20''" xlink:type="simple">amount</text:a></text:p>
          </table:table-cell>
          <table:table-cell table:style-name="ce39" office:value-type="string" calcext:value-type="string">
            <text:p><text:a xlink:href="python://data['percent']%20or%200" xlink:type="simple">percent</text:a>%</text:p>
          </table:table-cell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28" office:value-type="string" calcext:value-type="string">
            <text:p><text:a xlink:href="python://get_market_product_total(data['form'],prod)['amount']%20or%200" xlink:type="simple">prod</text:a></text:p>
          </table:table-cell>
          <table:table-cell table:style-name="ce57" office:value-type="string" calcext:value-type="string">
            <text:p><text:a xlink:href="python://get_total_market(data['form'])['amount']%20and%20round(get_market_product_total(data['form'],prod)['amount']%20/get_total_market(data['form'])['amount']*100,2)%20or%200" xlink:type="simple">%</text:a>%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14"/>
          <table:table-cell/>
          <table:table-cell table:style-name="ce26"/>
          <table:table-cell table:style-name="ce40"/>
          <table:table-cell table:style-name="ce6"/>
          <table:table-cell table:style-name="ce30"/>
          <table:table-cell table:style-name="ce42"/>
          <table:table-cell table:number-columns-repeated="1016"/>
        </table:table-row>
        <table:table-row table:style-name="ro3">
          <table:table-cell/>
          <table:table-cell table:style-name="ce14"/>
          <table:table-cell office:value-type="string" calcext:value-type="string">
            <text:p><text:a xlink:href="python://for%20each=%22market%20in%20get_market(data['form'])%22" xlink:type="simple">market</text:a></text:p>
          </table:table-cell>
          <table:table-cell table:style-name="ce26"/>
          <table:table-cell table:style-name="ce40"/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32"/>
          <table:table-cell table:style-name="ce58"/>
          <table:table-cell table:number-columns-repeated="1016"/>
        </table:table-row>
        <table:table-row table:style-name="ro3">
          <table:table-cell table:style-name="ce7"/>
          <table:table-cell table:style-name="ce15" office:value-type="string" calcext:value-type="string">
            <text:p>Descuento Precio</text:p>
          </table:table-cell>
          <table:table-cell office:value-type="string" calcext:value-type="string">
            <text:p><text:a xlink:href="python://for%20each=%22disc%20in%20get_disc_percent(data['form'])%22" xlink:type="simple">disc</text:a></text:p>
          </table:table-cell>
          <table:table-cell table:style-name="ce27" office:value-type="string" calcext:value-type="string">
            <text:p><text:a xlink:href="python://disc['amount_disc']%20or%20''" xlink:type="simple">amount_disc</text:a></text:p>
          </table:table-cell>
          <table:table-cell table:style-name="ce41" office:value-type="string" calcext:value-type="string">
            <text:p><text:a xlink:href="python://disc['percent']%20or%200" xlink:type="simple">percent</text:a>%</text:p>
          </table:table-cell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52" office:value-type="string" calcext:value-type="string">
            <text:p><text:a xlink:href="python://get_disc_percent_total(data['form'])['amount']%20or%200" xlink:type="simple">percent</text:a></text:p>
          </table:table-cell>
          <table:table-cell table:style-name="ce59" office:value-type="string" calcext:value-type="string">
            <text:p><text:a xlink:href="python://get_total_market(data['form'])['amount']%20and%20round(get_disc_percent_total(data['form'])['amount']%20/get_total_market(data['form'])['amount']*100,2)%20or%200" xlink:type="simple">%</text:a>%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16" office:value-type="string" calcext:value-type="string">
            <text:p>Descuento Merma</text:p>
          </table:table-cell>
          <table:table-cell office:value-type="string" calcext:value-type="string">
            <text:p><text:a xlink:href="python://for%20each=%22disc%20in%20get_disc_kg(data['form'])%22" xlink:type="simple">disc</text:a></text:p>
          </table:table-cell>
          <table:table-cell table:style-name="ce28" office:value-type="string" calcext:value-type="string">
            <text:p><text:a xlink:href="python://disc['amount_disc']%20or%20''" xlink:type="simple">amount_disc</text:a></text:p>
          </table:table-cell>
          <table:table-cell table:style-name="ce42" office:value-type="string" calcext:value-type="string">
            <text:p><text:a xlink:href="python://disc['percent']%20or%200" xlink:type="simple">%</text:a>%</text:p>
          </table:table-cell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28" office:value-type="string" calcext:value-type="string">
            <text:p><text:a xlink:href="python://get_disc_kg_total(data['form'])['amount']%20or%200" xlink:type="simple">kg</text:a></text:p>
          </table:table-cell>
          <table:table-cell table:style-name="ce60" office:value-type="string" calcext:value-type="string">
            <text:p><text:a xlink:href="python://get_total_market(data['form'])['amount']%20and%20round(get_disc_kg_total(data['form'])['amount']%20/get_total_market(data['form'])['amount']*100,2)%20or%200" xlink:type="simple">%</text:a>%</text:p>
          </table:table-cell>
          <table:table-cell table:number-columns-repeated="1016"/>
        </table:table-row>
        <table:table-row table:style-name="ro3">
          <table:table-cell table:style-name="ce9"/>
          <table:table-cell table:style-name="ce17" office:value-type="string" calcext:value-type="string">
            <text:p>% <text:s/>total (sobre la Contrib.)</text:p>
          </table:table-cell>
          <table:table-cell office:value-type="string" calcext:value-type="string">
            <text:p><text:a xlink:href="python://for%20each=%22market%20in%20get_market(data['form'])%22" xlink:type="simple">market</text:a></text:p>
          </table:table-cell>
          <table:table-cell table:style-name="ce29"/>
          <table:table-cell table:style-name="ce43"/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29"/>
          <table:table-cell table:style-name="ce61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Ventas Brutas</text:p>
          </table:table-cell>
          <table:covered-table-cell table:style-name="ce18"/>
          <table:table-cell office:value-type="string" calcext:value-type="string">
            <text:p><text:a xlink:href="python://for%20each=%22market%20in%20get_market(data['form'])%22" xlink:type="simple">market</text:a></text:p>
          </table:table-cell>
          <table:table-cell table:style-name="ce30"/>
          <table:table-cell table:style-name="ce41"/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30"/>
          <table:table-cell table:style-name="ce42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2" table:number-rows-spanned="1">
            <text:p>Gastos Relacionados</text:p>
          </table:table-cell>
          <table:covered-table-cell table:style-name="ce19"/>
          <table:table-cell office:value-type="string" calcext:value-type="string">
            <text:p><text:a xlink:href="python://for%20each=%22market%20in%20get_expence_market(data['form'])%22" xlink:type="simple">market</text:a></text:p>
          </table:table-cell>
          <table:table-cell table:style-name="ce31" office:value-type="string" calcext:value-type="string">
            <text:p><text:a xlink:href="python://market['amount']%20or%200" xlink:type="simple">makert</text:a></text:p>
          </table:table-cell>
          <table:table-cell table:style-name="ce44" office:value-type="string" calcext:value-type="string">
            <text:p><text:a xlink:href="python://market['percent']%20or%200" xlink:type="simple">percent</text:a>%</text:p>
          </table:table-cell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53" office:value-type="string" calcext:value-type="string">
            <text:p><text:a xlink:href="python://get_expence_market_total(data['form'])[0]" xlink:type="simple">ex</text:a></text:p>
          </table:table-cell>
          <table:table-cell table:style-name="ce44" office:value-type="string" calcext:value-type="string">
            <text:p><text:a xlink:href="python://get_expence_market_total(data['form'])[1]" xlink:type="simple">%</text:a>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<text:a xlink:href="python://for%20each=%22market%20in%20get_market(data['form'])%22" xlink:type="simple">market</text:a></text:p>
          </table:table-cell>
          <table:table-cell table:style-name="ce32"/>
          <table:table-cell table:style-name="ce45"/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32"/>
          <table:table-cell table:style-name="ce57"/>
          <table:table-cell table:number-columns-repeated="1016"/>
        </table:table-row>
        <table:table-row table:style-name="ro3">
          <table:table-cell table:style-name="ce12" office:value-type="string" calcext:value-type="string" table:number-columns-spanned="2" table:number-rows-spanned="1">
            <text:p>Ingresos Netos</text:p>
          </table:table-cell>
          <table:covered-table-cell table:style-name="ce13"/>
          <table:table-cell table:style-name="ce20" office:value-type="string" calcext:value-type="string">
            <text:p><text:a xlink:href="python://for%20each=%22cost%20in%20get_cost_of_market2(data['form'])%22" xlink:type="simple">cost</text:a></text:p>
          </table:table-cell>
          <table:table-cell table:style-name="ce33" office:value-type="string" calcext:value-type="string">
            <text:p><text:a xlink:href="python://cost['total']" xlink:type="simple">total</text:a></text:p>
          </table:table-cell>
          <table:table-cell table:style-name="ce46" office:value-type="string" calcext:value-type="string">
            <text:p><text:a xlink:href="python://cost['amount']%20and%20round(cost['total']/cost['amount']*100,2)%20or%20''" xlink:type="simple">%</text:a>%</text:p>
          </table:table-cell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54" office:value-type="string" calcext:value-type="string">
            <text:p><text:a xlink:href="python://get_cost_of_market2_total(data['form'])" xlink:type="simple">extotal</text:a></text:p>
          </table:table-cell>
          <table:table-cell table:style-name="ce62" office:value-type="string" calcext:value-type="string">
            <text:p><text:a xlink:href="python://get_cost_of_market2_total_percent(data['form'])" xlink:type="simple">total_percent</text:a>%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%</text:p>
          </table:table-cell>
          <table:covered-table-cell/>
          <table:table-cell office:value-type="string" calcext:value-type="string">
            <text:p><text:a xlink:href="python://for%20each=%22market%20in%20get_market(data['form'])%22" xlink:type="simple">market</text:a></text:p>
          </table:table-cell>
          <table:table-cell table:style-name="ce34" table:number-columns-spanned="2" table:number-rows-spanned="1"/>
          <table:covered-table-cell table:style-name="ce37"/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55" office:value-type="string" calcext:value-type="string" table:number-columns-spanned="2" table:number-rows-spanned="1">
            <text:p>&lt;&lt; 100% Ingresos Net.</text:p>
          </table:table-cell>
          <table:covered-table-cell table:style-name="ce63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percentage-style style:name="N125">
      <number:number number:decimal-places="1" number:min-integer-digits="1"/>
      <number:text>%</number:text>
    </number:percentage-style>
    <number:currency-style style:name="N129P0" style:volatile="true">
      <number:currency-symbol number:language="es" number:country="BO">$b</number:currency-symbol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29P1" style:volatile="true">
      <number:currency-symbol number:language="es" number:country="BO">$b</number:currency-symbol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29P2" style:volatile="true">
      <number:currency-symbol number:language="es" number:country="BO">$b</number:currency-symbol>
      <number:text> </number:text>
      <loext:fill-character> </loext:fill-character>
      <number:text>-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3" number:min-integer-digits="1" number:grouping="true"/>
      <number:text> </number:text>
    </number:number-style>
    <number:number-style style:name="N139P1" style:volatile="true">
      <number:text>(</number:text>
      <number:number number:decimal-places="3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1" number:min-integer-digits="1" number:grouping="true"/>
      <number:text> </number:text>
    </number:number-style>
    <number:number-style style:name="N142P1" style:volatile="true">
      <number:text>(</number:text>
      <number:number number:decimal-places="1" number:min-integer-digits="1" number:grouping="true"/>
      <number:text>)</number:text>
    </number:number-style>
    <number:number-style style:name="N142P2" style:volatile="true"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4" number:min-integer-digits="1" number:grouping="true"/>
      <number:text> </number:text>
    </number:number-style>
    <number:number-style style:name="N145P1" style:volatile="true">
      <number:text>(</number:text>
      <number:number number:decimal-places="4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2P0" style:volatile="true">
      <number:day/>
      <number:text>/</number:text>
      <number:month/>
      <number:text>/</number:text>
      <number:year number:style="long"/>
    </number:date-style>
    <number:text-style style:name="N152">
      <number:text-content/>
      <style:map style:condition="value()&gt;=0" style:apply-style-name="N152P0"/>
    </number:text-style>
    <number:number-style style:name="N153">
      <number:number number:decimal-places="4" number:min-integer-digits="1"/>
    </number:number-style>
    <number:number-style style:name="N154P0" style:volatile="true">
      <number:number number:decimal-places="2" number:min-integer-digits="1" number:grouping="true"/>
    </number:number-style>
    <number:number-style style:name="N154">
      <style:text-properties fo:color="#ff0000"/>
      <number:number number:decimal-places="2" number:min-integer-digits="1" number:grouping="true"/>
      <style:map style:condition="value()&gt;=0" style:apply-style-name="N154P0"/>
    </number:number-style>
    <number:date-style style:name="N155">
      <number:day number:style="long"/>
      <number:text>/</number:text>
      <number:month number:style="long"/>
      <number:text>/</number:text>
      <number:year number:style="long"/>
    </number:date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">
      <number:text>(</number:text>
      <number:number number:decimal-places="2" number:min-integer-digits="1" number:grouping="true"/>
      <number:text>)</number:text>
      <style:map style:condition="value()&gt;=0" style:apply-style-name="N157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48in" fo:margin-bottom="0.748in" fo:margin-left="0.7083in" fo:margin-right="0.7083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21:31:14.788805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print-date>2015-02-19T18:18:53</meta:print-date>
    <meta:creation-date>2015-02-19T16:07:16</meta:creation-date>
    <dc:date>2015-03-21T21:40:11.243022493</dc:date>
    <meta:generator>LibreOffice/4.2.7.2$Linux_x86 LibreOffice_project/420m0$Build-2</meta:generator>
    <meta:editing-duration>PT5H7M40S</meta:editing-duration>
    <meta:editing-cycles>114</meta:editing-cycles>
    <meta:document-statistic meta:table-count="1" meta:cell-count="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